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path" table:style-name="ta1">
        <table:shapes>
          <draw:frame draw:z-index="0" draw:style-name="gr1" draw:text-style-name="P1" svg:width="712.23pt" svg:height="527.53pt" svg:x="42.8pt" svg:y="19.84pt">
            <loext:p draw:notify-on-update-of-ranges="OEMMA_arranged_path.A3:OEMMA_arranged_path.A26 OEMMA_arranged_path.B2:OEMMA_arranged_path.B2 OEMMA_arranged_path.B3:OEMMA_arranged_path.B26 OEMMA_arranged_path.A3:OEMMA_arranged_path.A26 OEMMA_arranged_path.C2:OEMMA_arranged_path.C2 OEMMA_arranged_path.C3:OEMMA_arranged_path.C26 OEMMA_arranged_path.A3:OEMMA_arranged_path.A26 OEMMA_arranged_path.D2:OEMMA_arranged_path.D2 OEMMA_arranged_path.D3:OEMMA_arranged_path.D26 OEMMA_arranged_path.A3:OEMMA_arranged_path.A26 OEMMA_arranged_path.E2:OEMMA_arranged_path.E2 OEMMA_arranged_path.E3:OEMMA_arranged_path.E26 OEMMA_arranged_path.A3:OEMMA_arranged_path.A26 OEMMA_arranged_path.F2:OEMMA_arranged_path.F2 OEMMA_arranged_path.F3:OEMMA_arranged_path.F26 OEMMA_arranged_path.A3:OEMMA_arranged_path.A26 OEMMA_arranged_path.G2:OEMMA_arranged_path.G2 OEMMA_arranged_path.G3:OEMMA_arranged_path.G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/home/kyle/Documents/msViz/compari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120252423" calcext:value-type="float">
            <text:p>120252423</text:p>
          </table:table-cell>
          <table:table-cell office:value-type="float" office:value="211.006173358004" calcext:value-type="float">
            <text:p>211.006173358</text:p>
          </table:table-cell>
          <table:table-cell office:value-type="float" office:value="364.475994560031" calcext:value-type="float">
            <text:p>364.47599456</text:p>
          </table:table-cell>
          <table:table-cell office:value-type="float" office:value="45.7686548050006" calcext:value-type="float">
            <text:p>45.768654805</text:p>
          </table:table-cell>
          <table:table-cell office:value-type="float" office:value="114.757" calcext:value-type="float">
            <text:p>114.757</text:p>
          </table:table-cell>
          <table:table-cell office:value-type="float" office:value="12.147" calcext:value-type="float">
            <text:p>12.147</text:p>
          </table:table-cell>
          <table:table-cell office:value-type="float" office:value="3.826" calcext:value-type="float">
            <text:p>3.826</text:p>
          </table:table-cell>
        </table:table-row>
        <table:table-row table:style-name="ro1">
          <table:table-cell office:value-type="float" office:value="48713669" calcext:value-type="float">
            <text:p>48713669</text:p>
          </table:table-cell>
          <table:table-cell office:value-type="float" office:value="210.465464639015" calcext:value-type="float">
            <text:p>210.465464639</text:p>
          </table:table-cell>
          <table:table-cell office:value-type="float" office:value="360.844753797996" calcext:value-type="float">
            <text:p>360.844753798</text:p>
          </table:table-cell>
          <table:table-cell office:value-type="float" office:value="45.803024984034" calcext:value-type="float">
            <text:p>45.803024984</text:p>
          </table:table-cell>
          <table:table-cell office:value-type="float" office:value="64.69" calcext:value-type="float">
            <text:p>64.69</text:p>
          </table:table-cell>
          <table:table-cell office:value-type="float" office:value="8.01" calcext:value-type="float">
            <text:p>8.01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float" office:value="144974246" calcext:value-type="float">
            <text:p>144974246</text:p>
          </table:table-cell>
          <table:table-cell office:value-type="float" office:value="205.022939256978" calcext:value-type="float">
            <text:p>205.022939257</text:p>
          </table:table-cell>
          <table:table-cell office:value-type="float" office:value="355.806838564979" calcext:value-type="float">
            <text:p>355.806838565</text:p>
          </table:table-cell>
          <table:table-cell office:value-type="float" office:value="42.5587862100074" calcext:value-type="float">
            <text:p>42.55878621</text:p>
          </table:table-cell>
          <table:table-cell office:value-type="float" office:value="122.821" calcext:value-type="float">
            <text:p>122.821</text:p>
          </table:table-cell>
          <table:table-cell office:value-type="float" office:value="12.599" calcext:value-type="float">
            <text:p>12.599</text:p>
          </table:table-cell>
          <table:table-cell office:value-type="float" office:value="3.18599999999999" calcext:value-type="float">
            <text:p>3.186</text:p>
          </table:table-cell>
        </table:table-row>
        <table:table-row table:style-name="ro1">
          <table:table-cell office:value-type="float" office:value="347176575" calcext:value-type="float">
            <text:p>347176575</text:p>
          </table:table-cell>
          <table:table-cell office:value-type="float" office:value="212.344450264984" calcext:value-type="float">
            <text:p>212.344450265</text:p>
          </table:table-cell>
          <table:table-cell office:value-type="float" office:value="366.617996161003" calcext:value-type="float">
            <text:p>366.617996161</text:p>
          </table:table-cell>
          <table:table-cell office:value-type="float" office:value="46.427749069022" calcext:value-type="float">
            <text:p>46.427749069</text:p>
          </table:table-cell>
          <table:table-cell office:value-type="float" office:value="263.828" calcext:value-type="float">
            <text:p>263.828</text:p>
          </table:table-cell>
          <table:table-cell office:value-type="float" office:value="30.861" calcext:value-type="float">
            <text:p>30.861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office:value-type="float" office:value="159489439" calcext:value-type="float">
            <text:p>159489439</text:p>
          </table:table-cell>
          <table:table-cell office:value-type="float" office:value="206.976453566003" calcext:value-type="float">
            <text:p>206.976453566</text:p>
          </table:table-cell>
          <table:table-cell office:value-type="float" office:value="357.765240663961" calcext:value-type="float">
            <text:p>357.765240664</text:p>
          </table:table-cell>
          <table:table-cell office:value-type="float" office:value="43.6867028780107" calcext:value-type="float">
            <text:p>43.686702878</text:p>
          </table:table-cell>
          <table:table-cell office:value-type="float" office:value="131.161" calcext:value-type="float">
            <text:p>131.161</text:p>
          </table:table-cell>
          <table:table-cell office:value-type="float" office:value="14.62" calcext:value-type="float">
            <text:p>14.62</text:p>
          </table:table-cell>
          <table:table-cell office:value-type="float" office:value="2.821" calcext:value-type="float">
            <text:p>2.821</text:p>
          </table:table-cell>
        </table:table-row>
        <table:table-row table:style-name="ro1">
          <table:table-cell office:value-type="float" office:value="262695170" calcext:value-type="float">
            <text:p>262695170</text:p>
          </table:table-cell>
          <table:table-cell office:value-type="float" office:value="218.685423788003" calcext:value-type="float">
            <text:p>218.685423788</text:p>
          </table:table-cell>
          <table:table-cell office:value-type="float" office:value="370.578518842016" calcext:value-type="float">
            <text:p>370.578518842</text:p>
          </table:table-cell>
          <table:table-cell office:value-type="float" office:value="50.0643714369799" calcext:value-type="float">
            <text:p>50.064371437</text:p>
          </table:table-cell>
          <table:table-cell office:value-type="float" office:value="212.548" calcext:value-type="float">
            <text:p>212.548</text:p>
          </table:table-cell>
          <table:table-cell office:value-type="float" office:value="28.092" calcext:value-type="float">
            <text:p>28.092</text:p>
          </table:table-cell>
          <table:table-cell office:value-type="float" office:value="4.921" calcext:value-type="float">
            <text:p>4.921</text:p>
          </table:table-cell>
        </table:table-row>
        <table:table-row table:style-name="ro1">
          <table:table-cell office:value-type="float" office:value="142376491" calcext:value-type="float">
            <text:p>142376491</text:p>
          </table:table-cell>
          <table:table-cell office:value-type="float" office:value="230.935729956989" calcext:value-type="float">
            <text:p>230.935729957</text:p>
          </table:table-cell>
          <table:table-cell office:value-type="float" office:value="382.341244800016" calcext:value-type="float">
            <text:p>382.3412448</text:p>
          </table:table-cell>
          <table:table-cell office:value-type="float" office:value="57.0630881029865" calcext:value-type="float">
            <text:p>57.063088103</text:p>
          </table:table-cell>
          <table:table-cell office:value-type="float" office:value="137.59" calcext:value-type="float">
            <text:p>137.59</text:p>
          </table:table-cell>
          <table:table-cell office:value-type="float" office:value="16.447" calcext:value-type="float">
            <text:p>16.447</text:p>
          </table:table-cell>
          <table:table-cell office:value-type="float" office:value="7.294" calcext:value-type="float">
            <text:p>7.294</text:p>
          </table:table-cell>
        </table:table-row>
        <table:table-row table:style-name="ro1">
          <table:table-cell office:value-type="float" office:value="99910501" calcext:value-type="float">
            <text:p>99910501</text:p>
          </table:table-cell>
          <table:table-cell office:value-type="float" office:value="211.529220148986" calcext:value-type="float">
            <text:p>211.529220149</text:p>
          </table:table-cell>
          <table:table-cell office:value-type="float" office:value="364.687037419972" calcext:value-type="float">
            <text:p>364.68703742</text:p>
          </table:table-cell>
          <table:table-cell office:value-type="float" office:value="46.0489435170239" calcext:value-type="float">
            <text:p>46.048943517</text:p>
          </table:table-cell>
          <table:table-cell office:value-type="float" office:value="107.656" calcext:value-type="float">
            <text:p>107.656</text:p>
          </table:table-cell>
          <table:table-cell office:value-type="float" office:value="10.212" calcext:value-type="float">
            <text:p>10.212</text:p>
          </table:table-cell>
          <table:table-cell office:value-type="float" office:value="4.135" calcext:value-type="float">
            <text:p>4.135</text:p>
          </table:table-cell>
        </table:table-row>
        <table:table-row table:style-name="ro1">
          <table:table-cell office:value-type="float" office:value="69017550" calcext:value-type="float">
            <text:p>69017550</text:p>
          </table:table-cell>
          <table:table-cell office:value-type="float" office:value="204.773489617037" calcext:value-type="float">
            <text:p>204.773489617</text:p>
          </table:table-cell>
          <table:table-cell office:value-type="float" office:value="357.042776432994" calcext:value-type="float">
            <text:p>357.042776433</text:p>
          </table:table-cell>
          <table:table-cell office:value-type="float" office:value="42.2280868910311" calcext:value-type="float">
            <text:p>42.228086891</text:p>
          </table:table-cell>
          <table:table-cell office:value-type="float" office:value="77.227" calcext:value-type="float">
            <text:p>77.227</text:p>
          </table:table-cell>
          <table:table-cell office:value-type="float" office:value="8.207" calcext:value-type="float">
            <text:p>8.207</text:p>
          </table:table-cell>
          <table:table-cell office:value-type="float" office:value="4.126" calcext:value-type="float">
            <text:p>4.126</text:p>
          </table:table-cell>
        </table:table-row>
        <table:table-row table:style-name="ro1">
          <table:table-cell office:value-type="float" office:value="26218820" calcext:value-type="float">
            <text:p>26218820</text:p>
          </table:table-cell>
          <table:table-cell office:value-type="float" office:value="202.857038112961" calcext:value-type="float">
            <text:p>202.857038113</text:p>
          </table:table-cell>
          <table:table-cell office:value-type="float" office:value="352.443686512997" calcext:value-type="float">
            <text:p>352.443686513</text:p>
          </table:table-cell>
          <table:table-cell office:value-type="float" office:value="40.6957894170264" calcext:value-type="float">
            <text:p>40.695789417</text:p>
          </table:table-cell>
          <table:table-cell office:value-type="float" office:value="45.18" calcext:value-type="float">
            <text:p>45.18</text:p>
          </table:table-cell>
          <table:table-cell office:value-type="float" office:value="4.596" calcext:value-type="float">
            <text:p>4.596</text:p>
          </table:table-cell>
          <table:table-cell office:value-type="float" office:value="4.365" calcext:value-type="float">
            <text:p>4.365</text:p>
          </table:table-cell>
        </table:table-row>
        <table:table-row table:style-name="ro1">
          <table:table-cell office:value-type="float" office:value="455500868" calcext:value-type="float">
            <text:p>455500868</text:p>
          </table:table-cell>
          <table:table-cell office:value-type="float" office:value="226.051603111031" calcext:value-type="float">
            <text:p>226.051603111</text:p>
          </table:table-cell>
          <table:table-cell office:value-type="float" office:value="382.165757085015" calcext:value-type="float">
            <text:p>382.165757085</text:p>
          </table:table-cell>
          <table:table-cell office:value-type="float" office:value="53.708376429051" calcext:value-type="float">
            <text:p>53.7083764291</text:p>
          </table:table-cell>
          <table:table-cell office:value-type="float" office:value="358.312" calcext:value-type="float">
            <text:p>358.312</text:p>
          </table:table-cell>
          <table:table-cell office:value-type="float" office:value="38.838" calcext:value-type="float">
            <text:p>38.838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 office:value-type="float" office:value="79680050" calcext:value-type="float">
            <text:p>79680050</text:p>
          </table:table-cell>
          <table:table-cell office:value-type="float" office:value="214.700343415025" calcext:value-type="float">
            <text:p>214.700343415</text:p>
          </table:table-cell>
          <table:table-cell office:value-type="float" office:value="366.467912863009" calcext:value-type="float">
            <text:p>366.467912863</text:p>
          </table:table-cell>
          <table:table-cell office:value-type="float" office:value="47.0841009220603" calcext:value-type="float">
            <text:p>47.0841009221</text:p>
          </table:table-cell>
          <table:table-cell office:value-type="float" office:value="93.681" calcext:value-type="float">
            <text:p>93.681</text:p>
          </table:table-cell>
          <table:table-cell office:value-type="float" office:value="8.22600000000001" calcext:value-type="float">
            <text:p>8.226</text:p>
          </table:table-cell>
          <table:table-cell office:value-type="float" office:value="5.852" calcext:value-type="float">
            <text:p>5.852</text:p>
          </table:table-cell>
        </table:table-row>
        <table:table-row table:style-name="ro1">
          <table:table-cell office:value-type="float" office:value="271590806" calcext:value-type="float">
            <text:p>271590806</text:p>
          </table:table-cell>
          <table:table-cell office:value-type="float" office:value="207.029615960986" calcext:value-type="float">
            <text:p>207.029615961</text:p>
          </table:table-cell>
          <table:table-cell office:value-type="float" office:value="358.565088909956" calcext:value-type="float">
            <text:p>358.56508891</text:p>
          </table:table-cell>
          <table:table-cell office:value-type="float" office:value="44.3528536479789" calcext:value-type="float">
            <text:p>44.352853648</text:p>
          </table:table-cell>
          <table:table-cell office:value-type="float" office:value="200.304" calcext:value-type="float">
            <text:p>200.304</text:p>
          </table:table-cell>
          <table:table-cell office:value-type="float" office:value="24.201" calcext:value-type="float">
            <text:p>24.201</text:p>
          </table:table-cell>
          <table:table-cell office:value-type="float" office:value="2.493" calcext:value-type="float">
            <text:p>2.493</text:p>
          </table:table-cell>
        </table:table-row>
        <table:table-row table:style-name="ro1">
          <table:table-cell office:value-type="float" office:value="41780878" calcext:value-type="float">
            <text:p>41780878</text:p>
          </table:table-cell>
          <table:table-cell office:value-type="float" office:value="209.144982999962" calcext:value-type="float">
            <text:p>209.144983</text:p>
          </table:table-cell>
          <table:table-cell office:value-type="float" office:value="358.097006781943" calcext:value-type="float">
            <text:p>358.0970067819</text:p>
          </table:table-cell>
          <table:table-cell office:value-type="float" office:value="45.7199566459749" calcext:value-type="float">
            <text:p>45.719956646</text:p>
          </table:table-cell>
          <table:table-cell office:value-type="float" office:value="56.049" calcext:value-type="float">
            <text:p>56.049</text:p>
          </table:table-cell>
          <table:table-cell office:value-type="float" office:value="6.03900000000001" calcext:value-type="float">
            <text:p>6.039</text:p>
          </table:table-cell>
          <table:table-cell office:value-type="float" office:value="7.516" calcext:value-type="float">
            <text:p>7.516</text:p>
          </table:table-cell>
        </table:table-row>
        <table:table-row table:style-name="ro1">
          <table:table-cell office:value-type="float" office:value="23300952" calcext:value-type="float">
            <text:p>23300952</text:p>
          </table:table-cell>
          <table:table-cell office:value-type="float" office:value="206.860715711955" calcext:value-type="float">
            <text:p>206.860715712</text:p>
          </table:table-cell>
          <table:table-cell office:value-type="float" office:value="356.780556490914" calcext:value-type="float">
            <text:p>356.7805564909</text:p>
          </table:table-cell>
          <table:table-cell office:value-type="float" office:value="43.801272992001" calcext:value-type="float">
            <text:p>43.801272992</text:p>
          </table:table-cell>
          <table:table-cell office:value-type="float" office:value="51.526" calcext:value-type="float">
            <text:p>51.526</text:p>
          </table:table-cell>
          <table:table-cell office:value-type="float" office:value="5.212" calcext:value-type="float">
            <text:p>5.212</text:p>
          </table:table-cell>
          <table:table-cell office:value-type="float" office:value="8.482" calcext:value-type="float">
            <text:p>8.482</text:p>
          </table:table-cell>
        </table:table-row>
        <table:table-row table:style-name="ro1">
          <table:table-cell office:value-type="float" office:value="209252798" calcext:value-type="float">
            <text:p>209252798</text:p>
          </table:table-cell>
          <table:table-cell office:value-type="float" office:value="215.237689157002" calcext:value-type="float">
            <text:p>215.237689157</text:p>
          </table:table-cell>
          <table:table-cell office:value-type="float" office:value="376.69259347998" calcext:value-type="float">
            <text:p>376.69259348</text:p>
          </table:table-cell>
          <table:table-cell office:value-type="float" office:value="52.7763856400416" calcext:value-type="float">
            <text:p>52.77638564</text:p>
          </table:table-cell>
          <table:table-cell office:value-type="float" office:value="157.067" calcext:value-type="float">
            <text:p>157.067</text:p>
          </table:table-cell>
          <table:table-cell office:value-type="float" office:value="16.613" calcext:value-type="float">
            <text:p>16.613</text:p>
          </table:table-cell>
          <table:table-cell office:value-type="float" office:value="7.809" calcext:value-type="float">
            <text:p>7.809</text:p>
          </table:table-cell>
        </table:table-row>
        <table:table-row table:style-name="ro1">
          <table:table-cell office:value-type="float" office:value="35245534" calcext:value-type="float">
            <text:p>35245534</text:p>
          </table:table-cell>
          <table:table-cell office:value-type="float" office:value="206.852246014911" calcext:value-type="float">
            <text:p>206.8522460149</text:p>
          </table:table-cell>
          <table:table-cell office:value-type="float" office:value="366.073233780946" calcext:value-type="float">
            <text:p>366.0732337809</text:p>
          </table:table-cell>
          <table:table-cell office:value-type="float" office:value="45.6297414990695" calcext:value-type="float">
            <text:p>45.6297414991</text:p>
          </table:table-cell>
          <table:table-cell office:value-type="float" office:value="39.787" calcext:value-type="float">
            <text:p>39.787</text:p>
          </table:table-cell>
          <table:table-cell office:value-type="float" office:value="3.796" calcext:value-type="float">
            <text:p>3.796</text:p>
          </table:table-cell>
          <table:table-cell office:value-type="float" office:value="3.613" calcext:value-type="float">
            <text:p>3.613</text:p>
          </table:table-cell>
        </table:table-row>
        <table:table-row table:style-name="ro1">
          <table:table-cell office:value-type="float" office:value="77712030" calcext:value-type="float">
            <text:p>77712030</text:p>
          </table:table-cell>
          <table:table-cell office:value-type="float" office:value="220.032158184011" calcext:value-type="float">
            <text:p>220.032158184</text:p>
          </table:table-cell>
          <table:table-cell office:value-type="float" office:value="377.685645699996" calcext:value-type="float">
            <text:p>377.6856457</text:p>
          </table:table-cell>
          <table:table-cell office:value-type="float" office:value="56.0417812788655" calcext:value-type="float">
            <text:p>56.0417812789</text:p>
          </table:table-cell>
          <table:table-cell office:value-type="float" office:value="78.561" calcext:value-type="float">
            <text:p>78.561</text:p>
          </table:table-cell>
          <table:table-cell office:value-type="float" office:value="6.49" calcext:value-type="float">
            <text:p>6.49</text:p>
          </table:table-cell>
          <table:table-cell office:value-type="float" office:value="3.434" calcext:value-type="float">
            <text:p>3.434</text:p>
          </table:table-cell>
        </table:table-row>
        <table:table-row table:style-name="ro1">
          <table:table-cell office:value-type="float" office:value="91164156" calcext:value-type="float">
            <text:p>91164156</text:p>
          </table:table-cell>
          <table:table-cell office:value-type="float" office:value="224.893526167943" calcext:value-type="float">
            <text:p>224.8935261679</text:p>
          </table:table-cell>
          <table:table-cell office:value-type="float" office:value="386.010611948033" calcext:value-type="float">
            <text:p>386.010611948</text:p>
          </table:table-cell>
          <table:table-cell office:value-type="float" office:value="57.2470065370871" calcext:value-type="float">
            <text:p>57.2470065371</text:p>
          </table:table-cell>
          <table:table-cell office:value-type="float" office:value="99.642" calcext:value-type="float">
            <text:p>99.642</text:p>
          </table:table-cell>
          <table:table-cell office:value-type="float" office:value="9.139" calcext:value-type="float">
            <text:p>9.139</text:p>
          </table:table-cell>
          <table:table-cell office:value-type="float" office:value="5.56499999999999" calcext:value-type="float">
            <text:p>5.565</text:p>
          </table:table-cell>
        </table:table-row>
        <table:table-row table:style-name="ro1">
          <table:table-cell office:value-type="float" office:value="312784882" calcext:value-type="float">
            <text:p>312784882</text:p>
          </table:table-cell>
          <table:table-cell office:value-type="float" office:value="239.059983823055" calcext:value-type="float">
            <text:p>239.0599838231</text:p>
          </table:table-cell>
          <table:table-cell office:value-type="float" office:value="386.503293367001" calcext:value-type="float">
            <text:p>386.503293367</text:p>
          </table:table-cell>
          <table:table-cell office:value-type="float" office:value="64.3264956179337" calcext:value-type="float">
            <text:p>64.3264956179</text:p>
          </table:table-cell>
          <table:table-cell office:value-type="float" office:value="256.768" calcext:value-type="float">
            <text:p>256.768</text:p>
          </table:table-cell>
          <table:table-cell office:value-type="float" office:value="30.418" calcext:value-type="float">
            <text:p>30.418</text:p>
          </table:table-cell>
          <table:table-cell office:value-type="float" office:value="3.32099999999999" calcext:value-type="float">
            <text:p>3.321</text:p>
          </table:table-cell>
        </table:table-row>
        <table:table-row table:style-name="ro1">
          <table:table-cell office:value-type="float" office:value="111220528" calcext:value-type="float">
            <text:p>111220528</text:p>
          </table:table-cell>
          <table:table-cell office:value-type="float" office:value="230.377582122965" calcext:value-type="float">
            <text:p>230.377582123</text:p>
          </table:table-cell>
          <table:table-cell office:value-type="float" office:value="419.447752827095" calcext:value-type="float">
            <text:p>419.4477528271</text:p>
          </table:table-cell>
          <table:table-cell office:value-type="float" office:value="59.1639195069874" calcext:value-type="float">
            <text:p>59.163919507</text:p>
          </table:table-cell>
          <table:table-cell office:value-type="float" office:value="113.243" calcext:value-type="float">
            <text:p>113.243</text:p>
          </table:table-cell>
          <table:table-cell office:value-type="float" office:value="12.328" calcext:value-type="float">
            <text:p>12.328</text:p>
          </table:table-cell>
          <table:table-cell office:value-type="float" office:value="4.30999999999999" calcext:value-type="float">
            <text:p>4.31</text:p>
          </table:table-cell>
        </table:table-row>
        <table:table-row table:style-name="ro1">
          <table:table-cell office:value-type="float" office:value="86446619" calcext:value-type="float">
            <text:p>86446619</text:p>
          </table:table-cell>
          <table:table-cell office:value-type="float" office:value="223.11414698913" calcext:value-type="float">
            <text:p>223.1141469891</text:p>
          </table:table-cell>
          <table:table-cell office:value-type="float" office:value="403.477042201979" calcext:value-type="float">
            <text:p>403.477042202</text:p>
          </table:table-cell>
          <table:table-cell office:value-type="float" office:value="59.6429617659742" calcext:value-type="float">
            <text:p>59.642961766</text:p>
          </table:table-cell>
          <table:table-cell office:value-type="float" office:value="90.394" calcext:value-type="float">
            <text:p>90.394</text:p>
          </table:table-cell>
          <table:table-cell office:value-type="float" office:value="7.178" calcext:value-type="float">
            <text:p>7.178</text:p>
          </table:table-cell>
          <table:table-cell office:value-type="float" office:value="6.487" calcext:value-type="float">
            <text:p>6.487</text:p>
          </table:table-cell>
        </table:table-row>
        <table:table-row table:style-name="ro1">
          <table:table-cell office:value-type="float" office:value="36124288" calcext:value-type="float">
            <text:p>36124288</text:p>
          </table:table-cell>
          <table:table-cell office:value-type="float" office:value="217.007512150929" calcext:value-type="float">
            <text:p>217.0075121509</text:p>
          </table:table-cell>
          <table:table-cell office:value-type="float" office:value="382.396895307917" calcext:value-type="float">
            <text:p>382.3968953079</text:p>
          </table:table-cell>
          <table:table-cell office:value-type="float" office:value="57.6497558109695" calcext:value-type="float">
            <text:p>57.649755811</text:p>
          </table:table-cell>
          <table:table-cell office:value-type="float" office:value="43.715" calcext:value-type="float">
            <text:p>43.715</text:p>
          </table:table-cell>
          <table:table-cell office:value-type="float" office:value="4.017" calcext:value-type="float">
            <text:p>4.017</text:p>
          </table:table-cell>
          <table:table-cell office:value-type="float" office:value="5.207" calcext:value-type="float">
            <text:p>5.207</text:p>
          </table:table-cell>
        </table:table-row>
        <table:table-row table:style-name="ro1">
          <table:table-cell office:value-type="float" office:value="89059648" calcext:value-type="float">
            <text:p>89059648</text:p>
          </table:table-cell>
          <table:table-cell office:value-type="float" office:value="228.24920269096" calcext:value-type="float">
            <text:p>228.249202691</text:p>
          </table:table-cell>
          <table:table-cell office:value-type="float" office:value="394.326827083001" calcext:value-type="float">
            <text:p>394.326827083</text:p>
          </table:table-cell>
          <table:table-cell office:value-type="float" office:value="64.4297754050203" calcext:value-type="float">
            <text:p>64.429775405</text:p>
          </table:table-cell>
          <table:table-cell office:value-type="float" office:value="91.036" calcext:value-type="float">
            <text:p>91.036</text:p>
          </table:table-cell>
          <table:table-cell office:value-type="float" office:value="7.424" calcext:value-type="float">
            <text:p>7.424</text:p>
          </table:table-cell>
          <table:table-cell office:value-type="float" office:value="3.63" calcext:value-type="float">
            <text:p>3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10:36.797047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1:01:50.204564720</dc:date>
    <meta:editing-duration>PT3H27M25S</meta:editing-duration>
    <meta:editing-cycles>7</meta:editing-cycles>
    <meta:generator>LibreOffice/5.1.4.2$Linux_X86_64 LibreOffice_project/1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27cm" svg:height="18.611cm" xlink:href=".." xlink:type="simple" chart:class="chart:scatter" chart:style-name="ch1">
        <chart:title svg:x="8.849cm" svg:y="0.508cm" chart:style-name="ch2">
          <text:p>Path-Query Execution Times</text:p>
        </chart:title>
        <chart:legend svg:x="2.955cm" svg:y="2.217cm" style:legend-expansion="custom" chartooo:width="3.149cm" chartooo:height="4.041cm" style:legend-expansion-aspect-ratio="0.779262558772581" chart:style-name="ch3"/>
        <chart:plot-area chart:style-name="ch4" table:cell-range-address="OEMMA_arranged_path.A3:OEMMA_arranged_path.G26 OEMMA_arranged_path.B2:OEMMA_arranged_path.G2" chart:data-source-has-labels="row" svg:x="1.9cm" svg:y="1.827cm" svg:width="22.725cm" svg:height="15.044cm">
          <chartooo:coordinate-region svg:x="2.707cm" svg:y="2.026cm" svg:width="21.175cm" svg:height="14.198cm"/>
          <chart:axis chart:dimension="x" chart:name="primary-x" chart:style-name="ch5">
            <chart:title svg:x="10.964cm" svg:y="17.244cm" chart:style-name="ch6">
              <text:p>Number of Points</text:p>
            </chart:title>
          </chart:axis>
          <chart:axis chart:dimension="y" chart:name="primary-y" chart:style-name="ch7">
            <chart:title svg:x="0.451cm" svg:y="10.483cm" chart:style-name="ch8">
              <text:p>Time (s)</text:p>
            </chart:title>
            <chart:grid chart:style-name="ch9" chart:class="major"/>
          </chart:axis>
          <chart:series chart:style-name="ch10" chart:values-cell-range-address="OEMMA_arranged_path.B3:OEMMA_arranged_path.B26" chart:label-cell-address="OEMMA_arranged_path.B2:OEMMA_arranged_path.B2" chart:class="chart:scatter">
            <chart:domain table:cell-range-address="OEMMA_arranged_path.A3:OEMMA_arranged_path.A26"/>
            <chart:data-point chart:repeated="24"/>
          </chart:series>
          <chart:series chart:style-name="ch11" chart:values-cell-range-address="OEMMA_arranged_path.C3:OEMMA_arranged_path.C26" chart:label-cell-address="OEMMA_arranged_path.C2:OEMMA_arranged_path.C2" chart:class="chart:scatter">
            <chart:data-point chart:repeated="24"/>
          </chart:series>
          <chart:series chart:style-name="ch12" chart:values-cell-range-address="OEMMA_arranged_path.D3:OEMMA_arranged_path.D26" chart:label-cell-address="OEMMA_arranged_path.D2:OEMMA_arranged_path.D2" chart:class="chart:scatter">
            <chart:data-point chart:repeated="24"/>
          </chart:series>
          <chart:series chart:style-name="ch13" chart:values-cell-range-address="OEMMA_arranged_path.E3:OEMMA_arranged_path.E26" chart:label-cell-address="OEMMA_arranged_path.E2:OEMMA_arranged_path.E2" chart:class="chart:scatter">
            <chart:data-point chart:repeated="24"/>
          </chart:series>
          <chart:series chart:style-name="ch14" chart:values-cell-range-address="OEMMA_arranged_path.F3:OEMMA_arranged_path.F26" chart:label-cell-address="OEMMA_arranged_path.F2:OEMMA_arranged_path.F2" chart:class="chart:scatter">
            <chart:data-point chart:repeated="24"/>
          </chart:series>
          <chart:series chart:style-name="ch15" chart:values-cell-range-address="OEMMA_arranged_path.G3:OEMMA_arranged_path.G26" chart:label-cell-address="OEMMA_arranged_path.G2:OEMMA_arranged_path.G2" chart:class="chart:scatte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path.B2:OEMMA_arranged_path.B2</svg:desc>
                </draw:g>
              </table:table-cell>
              <table:table-cell office:value-type="string">
                <text:p>mzML</text:p>
                <draw:g>
                  <svg:desc>OEMMA_arranged_path.C2:OEMMA_arranged_path.C2</svg:desc>
                </draw:g>
              </table:table-cell>
              <table:table-cell office:value-type="string">
                <text:p>mzdb</text:p>
                <draw:g>
                  <svg:desc>OEMMA_arranged_path.D2:OEMMA_arranged_path.D2</svg:desc>
                </draw:g>
              </table:table-cell>
              <table:table-cell office:value-type="string">
                <text:p>mzTree</text:p>
                <draw:g>
                  <svg:desc>OEMMA_arranged_path.E2:OEMMA_arranged_path.E2</svg:desc>
                </draw:g>
              </table:table-cell>
              <table:table-cell office:value-type="string">
                <text:p>mzTree-batched</text:p>
                <draw:g>
                  <svg:desc>OEMMA_arranged_path.F2:OEMMA_arranged_path.F2</svg:desc>
                </draw:g>
              </table:table-cell>
              <table:table-cell office:value-type="string">
                <text:p>mzTree-summ</text:p>
                <draw:g>
                  <svg:desc>OEMMA_arranged_path.G2:OEMMA_arranged_path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252423">
                <text:p>120252423</text:p>
                <draw:g>
                  <svg:desc>OEMMA_arranged_path.A3:OEMMA_arranged_path.A26</svg:desc>
                </draw:g>
              </table:table-cell>
              <table:table-cell office:value-type="float" office:value="211.006173358004">
                <text:p>211.006173358004</text:p>
                <draw:g>
                  <svg:desc>OEMMA_arranged_path.B3:OEMMA_arranged_path.B26</svg:desc>
                </draw:g>
              </table:table-cell>
              <table:table-cell office:value-type="float" office:value="364.475994560031">
                <text:p>364.475994560031</text:p>
                <draw:g>
                  <svg:desc>OEMMA_arranged_path.C3:OEMMA_arranged_path.C26</svg:desc>
                </draw:g>
              </table:table-cell>
              <table:table-cell office:value-type="float" office:value="45.7686548050006">
                <text:p>45.7686548050006</text:p>
                <draw:g>
                  <svg:desc>OEMMA_arranged_path.D3:OEMMA_arranged_path.D26</svg:desc>
                </draw:g>
              </table:table-cell>
              <table:table-cell office:value-type="float" office:value="114.757">
                <text:p>114.757</text:p>
                <draw:g>
                  <svg:desc>OEMMA_arranged_path.E3:OEMMA_arranged_path.E26</svg:desc>
                </draw:g>
              </table:table-cell>
              <table:table-cell office:value-type="float" office:value="12.147">
                <text:p>12.147</text:p>
                <draw:g>
                  <svg:desc>OEMMA_arranged_path.F3:OEMMA_arranged_path.F26</svg:desc>
                </draw:g>
              </table:table-cell>
              <table:table-cell office:value-type="float" office:value="3.826">
                <text:p>3.826</text:p>
                <draw:g>
                  <svg:desc>OEMMA_arranged_path.G3:OEMMA_arranged_path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713669">
                <text:p>48713669</text:p>
              </table:table-cell>
              <table:table-cell office:value-type="float" office:value="210.465464639015">
                <text:p>210.465464639015</text:p>
              </table:table-cell>
              <table:table-cell office:value-type="float" office:value="360.844753797996">
                <text:p>360.844753797996</text:p>
              </table:table-cell>
              <table:table-cell office:value-type="float" office:value="45.803024984034">
                <text:p>45.803024984034</text:p>
              </table:table-cell>
              <table:table-cell office:value-type="float" office:value="64.69">
                <text:p>64.69</text:p>
              </table:table-cell>
              <table:table-cell office:value-type="float" office:value="8.01">
                <text:p>8.01</text:p>
              </table:table-cell>
              <table:table-cell office:value-type="float" office:value="6.879">
                <text:p>6.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974246">
                <text:p>144974246</text:p>
              </table:table-cell>
              <table:table-cell office:value-type="float" office:value="205.022939256978">
                <text:p>205.022939256978</text:p>
              </table:table-cell>
              <table:table-cell office:value-type="float" office:value="355.806838564979">
                <text:p>355.806838564979</text:p>
              </table:table-cell>
              <table:table-cell office:value-type="float" office:value="42.5587862100074">
                <text:p>42.5587862100074</text:p>
              </table:table-cell>
              <table:table-cell office:value-type="float" office:value="122.821">
                <text:p>122.821</text:p>
              </table:table-cell>
              <table:table-cell office:value-type="float" office:value="12.599">
                <text:p>12.599</text:p>
              </table:table-cell>
              <table:table-cell office:value-type="float" office:value="3.18599999999999">
                <text:p>3.185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176575">
                <text:p>347176575</text:p>
              </table:table-cell>
              <table:table-cell office:value-type="float" office:value="212.344450264984">
                <text:p>212.344450264984</text:p>
              </table:table-cell>
              <table:table-cell office:value-type="float" office:value="366.617996161003">
                <text:p>366.617996161003</text:p>
              </table:table-cell>
              <table:table-cell office:value-type="float" office:value="46.427749069022">
                <text:p>46.427749069022</text:p>
              </table:table-cell>
              <table:table-cell office:value-type="float" office:value="263.828">
                <text:p>263.828</text:p>
              </table:table-cell>
              <table:table-cell office:value-type="float" office:value="30.861">
                <text:p>30.861</text:p>
              </table:table-cell>
              <table:table-cell office:value-type="float" office:value="2.253">
                <text:p>2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489439">
                <text:p>159489439</text:p>
              </table:table-cell>
              <table:table-cell office:value-type="float" office:value="206.976453566003">
                <text:p>206.976453566003</text:p>
              </table:table-cell>
              <table:table-cell office:value-type="float" office:value="357.765240663961">
                <text:p>357.765240663961</text:p>
              </table:table-cell>
              <table:table-cell office:value-type="float" office:value="43.6867028780107">
                <text:p>43.6867028780107</text:p>
              </table:table-cell>
              <table:table-cell office:value-type="float" office:value="131.161">
                <text:p>131.161</text:p>
              </table:table-cell>
              <table:table-cell office:value-type="float" office:value="14.62">
                <text:p>14.62</text:p>
              </table:table-cell>
              <table:table-cell office:value-type="float" office:value="2.821">
                <text:p>2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2695170">
                <text:p>262695170</text:p>
              </table:table-cell>
              <table:table-cell office:value-type="float" office:value="218.685423788003">
                <text:p>218.685423788003</text:p>
              </table:table-cell>
              <table:table-cell office:value-type="float" office:value="370.578518842016">
                <text:p>370.578518842016</text:p>
              </table:table-cell>
              <table:table-cell office:value-type="float" office:value="50.0643714369799">
                <text:p>50.0643714369799</text:p>
              </table:table-cell>
              <table:table-cell office:value-type="float" office:value="212.548">
                <text:p>212.548</text:p>
              </table:table-cell>
              <table:table-cell office:value-type="float" office:value="28.092">
                <text:p>28.092</text:p>
              </table:table-cell>
              <table:table-cell office:value-type="float" office:value="4.921">
                <text:p>4.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376491">
                <text:p>142376491</text:p>
              </table:table-cell>
              <table:table-cell office:value-type="float" office:value="230.935729956989">
                <text:p>230.935729956989</text:p>
              </table:table-cell>
              <table:table-cell office:value-type="float" office:value="382.341244800016">
                <text:p>382.341244800016</text:p>
              </table:table-cell>
              <table:table-cell office:value-type="float" office:value="57.0630881029865">
                <text:p>57.0630881029865</text:p>
              </table:table-cell>
              <table:table-cell office:value-type="float" office:value="137.59">
                <text:p>137.59</text:p>
              </table:table-cell>
              <table:table-cell office:value-type="float" office:value="16.447">
                <text:p>16.44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10501">
                <text:p>99910501</text:p>
              </table:table-cell>
              <table:table-cell office:value-type="float" office:value="211.529220148986">
                <text:p>211.529220148986</text:p>
              </table:table-cell>
              <table:table-cell office:value-type="float" office:value="364.687037419972">
                <text:p>364.687037419972</text:p>
              </table:table-cell>
              <table:table-cell office:value-type="float" office:value="46.0489435170239">
                <text:p>46.0489435170239</text:p>
              </table:table-cell>
              <table:table-cell office:value-type="float" office:value="107.656">
                <text:p>107.656</text:p>
              </table:table-cell>
              <table:table-cell office:value-type="float" office:value="10.212">
                <text:p>10.212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017550">
                <text:p>69017550</text:p>
              </table:table-cell>
              <table:table-cell office:value-type="float" office:value="204.773489617037">
                <text:p>204.773489617037</text:p>
              </table:table-cell>
              <table:table-cell office:value-type="float" office:value="357.042776432994">
                <text:p>357.042776432994</text:p>
              </table:table-cell>
              <table:table-cell office:value-type="float" office:value="42.2280868910311">
                <text:p>42.2280868910311</text:p>
              </table:table-cell>
              <table:table-cell office:value-type="float" office:value="77.227">
                <text:p>77.227</text:p>
              </table:table-cell>
              <table:table-cell office:value-type="float" office:value="8.207">
                <text:p>8.207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18820">
                <text:p>26218820</text:p>
              </table:table-cell>
              <table:table-cell office:value-type="float" office:value="202.857038112961">
                <text:p>202.857038112961</text:p>
              </table:table-cell>
              <table:table-cell office:value-type="float" office:value="352.443686512997">
                <text:p>352.443686512997</text:p>
              </table:table-cell>
              <table:table-cell office:value-type="float" office:value="40.6957894170264">
                <text:p>40.6957894170264</text:p>
              </table:table-cell>
              <table:table-cell office:value-type="float" office:value="45.18">
                <text:p>45.18</text:p>
              </table:table-cell>
              <table:table-cell office:value-type="float" office:value="4.596">
                <text:p>4.596</text:p>
              </table:table-cell>
              <table:table-cell office:value-type="float" office:value="4.365">
                <text:p>4.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5500868">
                <text:p>455500868</text:p>
              </table:table-cell>
              <table:table-cell office:value-type="float" office:value="226.051603111031">
                <text:p>226.051603111031</text:p>
              </table:table-cell>
              <table:table-cell office:value-type="float" office:value="382.165757085015">
                <text:p>382.165757085015</text:p>
              </table:table-cell>
              <table:table-cell office:value-type="float" office:value="53.708376429051">
                <text:p>53.708376429051</text:p>
              </table:table-cell>
              <table:table-cell office:value-type="float" office:value="358.312">
                <text:p>358.312</text:p>
              </table:table-cell>
              <table:table-cell office:value-type="float" office:value="38.838">
                <text:p>38.838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680050">
                <text:p>79680050</text:p>
              </table:table-cell>
              <table:table-cell office:value-type="float" office:value="214.700343415025">
                <text:p>214.700343415025</text:p>
              </table:table-cell>
              <table:table-cell office:value-type="float" office:value="366.467912863009">
                <text:p>366.467912863009</text:p>
              </table:table-cell>
              <table:table-cell office:value-type="float" office:value="47.0841009220603">
                <text:p>47.0841009220603</text:p>
              </table:table-cell>
              <table:table-cell office:value-type="float" office:value="93.681">
                <text:p>93.681</text:p>
              </table:table-cell>
              <table:table-cell office:value-type="float" office:value="8.22600000000001">
                <text:p>8.22600000000001</text:p>
              </table:table-cell>
              <table:table-cell office:value-type="float" office:value="5.852">
                <text:p>5.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590806">
                <text:p>271590806</text:p>
              </table:table-cell>
              <table:table-cell office:value-type="float" office:value="207.029615960986">
                <text:p>207.029615960986</text:p>
              </table:table-cell>
              <table:table-cell office:value-type="float" office:value="358.565088909956">
                <text:p>358.565088909956</text:p>
              </table:table-cell>
              <table:table-cell office:value-type="float" office:value="44.3528536479789">
                <text:p>44.3528536479789</text:p>
              </table:table-cell>
              <table:table-cell office:value-type="float" office:value="200.304">
                <text:p>200.304</text:p>
              </table:table-cell>
              <table:table-cell office:value-type="float" office:value="24.201">
                <text:p>24.201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80878">
                <text:p>41780878</text:p>
              </table:table-cell>
              <table:table-cell office:value-type="float" office:value="209.144982999962">
                <text:p>209.144982999962</text:p>
              </table:table-cell>
              <table:table-cell office:value-type="float" office:value="358.097006781943">
                <text:p>358.097006781943</text:p>
              </table:table-cell>
              <table:table-cell office:value-type="float" office:value="45.7199566459749">
                <text:p>45.7199566459749</text:p>
              </table:table-cell>
              <table:table-cell office:value-type="float" office:value="56.049">
                <text:p>56.049</text:p>
              </table:table-cell>
              <table:table-cell office:value-type="float" office:value="6.03900000000001">
                <text:p>6.03900000000001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00952">
                <text:p>23300952</text:p>
              </table:table-cell>
              <table:table-cell office:value-type="float" office:value="206.860715711955">
                <text:p>206.860715711955</text:p>
              </table:table-cell>
              <table:table-cell office:value-type="float" office:value="356.780556490914">
                <text:p>356.780556490914</text:p>
              </table:table-cell>
              <table:table-cell office:value-type="float" office:value="43.801272992001">
                <text:p>43.801272992001</text:p>
              </table:table-cell>
              <table:table-cell office:value-type="float" office:value="51.526">
                <text:p>51.526</text:p>
              </table:table-cell>
              <table:table-cell office:value-type="float" office:value="5.212">
                <text:p>5.212</text:p>
              </table:table-cell>
              <table:table-cell office:value-type="float" office:value="8.482">
                <text:p>8.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252798">
                <text:p>209252798</text:p>
              </table:table-cell>
              <table:table-cell office:value-type="float" office:value="215.237689157002">
                <text:p>215.237689157002</text:p>
              </table:table-cell>
              <table:table-cell office:value-type="float" office:value="376.69259347998">
                <text:p>376.69259347998</text:p>
              </table:table-cell>
              <table:table-cell office:value-type="float" office:value="52.7763856400416">
                <text:p>52.7763856400416</text:p>
              </table:table-cell>
              <table:table-cell office:value-type="float" office:value="157.067">
                <text:p>157.067</text:p>
              </table:table-cell>
              <table:table-cell office:value-type="float" office:value="16.613">
                <text:p>16.613</text:p>
              </table:table-cell>
              <table:table-cell office:value-type="float" office:value="7.809">
                <text:p>7.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45534">
                <text:p>35245534</text:p>
              </table:table-cell>
              <table:table-cell office:value-type="float" office:value="206.852246014911">
                <text:p>206.852246014911</text:p>
              </table:table-cell>
              <table:table-cell office:value-type="float" office:value="366.073233780946">
                <text:p>366.073233780946</text:p>
              </table:table-cell>
              <table:table-cell office:value-type="float" office:value="45.6297414990695">
                <text:p>45.6297414990695</text:p>
              </table:table-cell>
              <table:table-cell office:value-type="float" office:value="39.787">
                <text:p>39.787</text:p>
              </table:table-cell>
              <table:table-cell office:value-type="float" office:value="3.796">
                <text:p>3.796</text:p>
              </table:table-cell>
              <table:table-cell office:value-type="float" office:value="3.613">
                <text:p>3.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712030">
                <text:p>77712030</text:p>
              </table:table-cell>
              <table:table-cell office:value-type="float" office:value="220.032158184011">
                <text:p>220.032158184011</text:p>
              </table:table-cell>
              <table:table-cell office:value-type="float" office:value="377.685645699996">
                <text:p>377.685645699996</text:p>
              </table:table-cell>
              <table:table-cell office:value-type="float" office:value="56.0417812788655">
                <text:p>56.0417812788655</text:p>
              </table:table-cell>
              <table:table-cell office:value-type="float" office:value="78.561">
                <text:p>78.561</text:p>
              </table:table-cell>
              <table:table-cell office:value-type="float" office:value="6.49">
                <text:p>6.49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164156">
                <text:p>91164156</text:p>
              </table:table-cell>
              <table:table-cell office:value-type="float" office:value="224.893526167943">
                <text:p>224.893526167943</text:p>
              </table:table-cell>
              <table:table-cell office:value-type="float" office:value="386.010611948033">
                <text:p>386.010611948033</text:p>
              </table:table-cell>
              <table:table-cell office:value-type="float" office:value="57.2470065370871">
                <text:p>57.2470065370871</text:p>
              </table:table-cell>
              <table:table-cell office:value-type="float" office:value="99.642">
                <text:p>99.642</text:p>
              </table:table-cell>
              <table:table-cell office:value-type="float" office:value="9.139">
                <text:p>9.139</text:p>
              </table:table-cell>
              <table:table-cell office:value-type="float" office:value="5.56499999999999">
                <text:p>5.564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2784882">
                <text:p>312784882</text:p>
              </table:table-cell>
              <table:table-cell office:value-type="float" office:value="239.059983823055">
                <text:p>239.059983823055</text:p>
              </table:table-cell>
              <table:table-cell office:value-type="float" office:value="386.503293367001">
                <text:p>386.503293367001</text:p>
              </table:table-cell>
              <table:table-cell office:value-type="float" office:value="64.3264956179337">
                <text:p>64.3264956179337</text:p>
              </table:table-cell>
              <table:table-cell office:value-type="float" office:value="256.768">
                <text:p>256.768</text:p>
              </table:table-cell>
              <table:table-cell office:value-type="float" office:value="30.418">
                <text:p>30.418</text:p>
              </table:table-cell>
              <table:table-cell office:value-type="float" office:value="3.32099999999999">
                <text:p>3.320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220528">
                <text:p>111220528</text:p>
              </table:table-cell>
              <table:table-cell office:value-type="float" office:value="230.377582122965">
                <text:p>230.377582122965</text:p>
              </table:table-cell>
              <table:table-cell office:value-type="float" office:value="419.447752827095">
                <text:p>419.447752827095</text:p>
              </table:table-cell>
              <table:table-cell office:value-type="float" office:value="59.1639195069874">
                <text:p>59.1639195069874</text:p>
              </table:table-cell>
              <table:table-cell office:value-type="float" office:value="113.243">
                <text:p>113.243</text:p>
              </table:table-cell>
              <table:table-cell office:value-type="float" office:value="12.328">
                <text:p>12.328</text:p>
              </table:table-cell>
              <table:table-cell office:value-type="float" office:value="4.30999999999999">
                <text:p>4.30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446619">
                <text:p>86446619</text:p>
              </table:table-cell>
              <table:table-cell office:value-type="float" office:value="223.11414698913">
                <text:p>223.11414698913</text:p>
              </table:table-cell>
              <table:table-cell office:value-type="float" office:value="403.477042201979">
                <text:p>403.477042201979</text:p>
              </table:table-cell>
              <table:table-cell office:value-type="float" office:value="59.6429617659742">
                <text:p>59.6429617659742</text:p>
              </table:table-cell>
              <table:table-cell office:value-type="float" office:value="90.394">
                <text:p>90.394</text:p>
              </table:table-cell>
              <table:table-cell office:value-type="float" office:value="7.178">
                <text:p>7.178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24288">
                <text:p>36124288</text:p>
              </table:table-cell>
              <table:table-cell office:value-type="float" office:value="217.007512150929">
                <text:p>217.007512150929</text:p>
              </table:table-cell>
              <table:table-cell office:value-type="float" office:value="382.396895307917">
                <text:p>382.396895307917</text:p>
              </table:table-cell>
              <table:table-cell office:value-type="float" office:value="57.6497558109695">
                <text:p>57.6497558109695</text:p>
              </table:table-cell>
              <table:table-cell office:value-type="float" office:value="43.715">
                <text:p>43.715</text:p>
              </table:table-cell>
              <table:table-cell office:value-type="float" office:value="4.017">
                <text:p>4.017</text:p>
              </table:table-cell>
              <table:table-cell office:value-type="float" office:value="5.207">
                <text:p>5.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059648">
                <text:p>89059648</text:p>
              </table:table-cell>
              <table:table-cell office:value-type="float" office:value="228.24920269096">
                <text:p>228.24920269096</text:p>
              </table:table-cell>
              <table:table-cell office:value-type="float" office:value="394.326827083001">
                <text:p>394.326827083001</text:p>
              </table:table-cell>
              <table:table-cell office:value-type="float" office:value="64.4297754050203">
                <text:p>64.4297754050203</text:p>
              </table:table-cell>
              <table:table-cell office:value-type="float" office:value="91.036">
                <text:p>91.036</text:p>
              </table:table-cell>
              <table:table-cell office:value-type="float" office:value="7.424">
                <text:p>7.424</text:p>
              </table:table-cell>
              <table:table-cell office:value-type="float" office:value="3.63">
                <text:p>3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